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729fcf" draw:gradient-step-count="0" draw:textarea-horizontal-align="justify" draw:textarea-vertical-align="middle" draw:auto-grow-height="false" fo:min-height="0.14cm" fo:min-width="0.102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Dashed_20__28_var_29__20_4" svg:stroke-width="0.035cm" svg:stroke-color="#000000" draw:marker-start-width="0.221cm" draw:marker-end-width="0.221cm" draw:stroke-linejoin="miter" svg:stroke-linecap="butt" draw:fill="solid" draw:fill-color="#729fcf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="" draw:marker-start-width="0.252cm" draw:marker-end="" draw:marker-end-width="0.252cm" draw:stroke-linejoin="round" svg:stroke-linecap="butt" draw:fill="solid" draw:fill-color="#5983b0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729fcf" draw:gradient-step-count="0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5983b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draw:transform="rotate (-3.14159265358979) translate (1.433cm 1.435cm)">
          <text:p/>
          <draw:enhanced-geometry svg:viewBox="0 0 21600 21600" draw:glue-points="?f0 0 ?f1 10800 0 21600 10800 21600 21600 21600 ?f7 10800" draw:text-areas="?f1 10800 ?f2 18000 ?f3 7200 ?f4 21600" draw:type="isosceles-triangle" draw:modifiers="10773.02248126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" draw:text-style-name="P2" draw:layer="layout" svg:width="0.767cm" svg:height="0.762cm" draw:transform="skewX (0.00139626340159546) translate (0.0256382743779227cm 0.355642675169824cm)" svg:viewBox="0 0 768 763" svg:d="M61 587c-115-177-63-413 116-527 122-77 271-78 391-14 55 30 103 74 139 130 32 49 51 102 58 155 7 49 4 98-9 145-22 89-78 170-162 225 0 0-1 1-2 1-2 2-5 3-7 5-92 56-200 69-298 43-90-23-172-79-226-163zM310 327c-30-47-93-61-140-31s-61 93-31 140c31 47 94 60 141 30s61-92 30-139z">
          <text:p/>
        </draw:path>
        <draw:path draw:style-name="gr3" draw:text-style-name="P3" draw:layer="layout" svg:width="0.895cm" svg:height="0.292cm" draw:transform="skewX (0.00331612557878923) translate (0.679404080985371cm 0.592121787833186cm)" svg:viewBox="0 0 896 293" svg:d="M47 5l4-5h262c0 0 63 78 76 94 11-12 44-47 44-47 0 0 30 34 41 46 12-14 65-73 65-73 0 0 21 23 28 32 9-6 29-19 29-19 0 0 36 36 47 47 11-13 51-57 51-57h88l114 121-113 149h-730l-23-33c-46-79-39-184 17-25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03T14:25:42.216125046</dc:date>
    <meta:editing-duration>P1DT1H46M</meta:editing-duration>
    <meta:editing-cycles>74</meta:editing-cycles>
    <meta:generator>LibreOffice/6.3.3.2.0$Linux_X86_64 LibreOffice_project/30$Build-2</meta:generator>
    <meta:document-statistic meta:object-count="3"/>
  </office:meta>
</office:document-meta>
</file>